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e181e" draw:textarea-horizontal-align="justify" draw:textarea-vertical-align="middle" draw:auto-grow-height="false" fo:min-height="0.388cm" fo:min-width="0.138cm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 fo:min-height="0.388cm" fo:min-width="0.138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19cm"/>
    </style:style>
    <style:style style:name="gr6" style:family="graphic" style:parent-style-name="standard">
      <style:graphic-properties draw:stroke="none" svg:stroke-color="#000000" draw:fill="none" draw:fill-color="#ffffff" fo:min-height="2.75cm"/>
    </style:style>
    <style:style style:name="P1" style:family="paragraph">
      <loext:graphic-properties draw:fill-color="#ce181e"/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7" style:family="paragraph">
      <style:text-properties fo:color="#2a6099" fo:font-size="12pt" style:font-size-asian="12pt" style:font-size-complex="12pt"/>
    </style:style>
    <style:style style:name="P8" style:family="paragraph">
      <loext:graphic-properties draw:fill="none" draw:fill-color="#ffffff"/>
      <style:text-properties fo:color="#2a6099"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2a6099" fo:font-size="12pt" style:font-size-asian="12pt" style:font-size-complex="12pt"/>
    </style:style>
    <style:style style:name="T3" style:family="text">
      <style:text-properties style:use-window-font-color="true" fo:font-size="10pt" style:font-size-asian="10pt" style:font-size-complex="10pt"/>
    </style:style>
    <style:style style:name="T4" style:family="text">
      <style:text-properties style:use-window-font-color="true"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use-window-font-color="true"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0.9cm" svg:x="1.5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3.1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1cm" svg:height="1.1cm" svg:x="7.8cm" svg:y="0.9cm">
          <draw:text-box>
            <text:p>...</text:p>
          </draw:text-box>
        </draw:frame>
        <draw:line draw:style-name="gr4" draw:text-style-name="P4" draw:layer="layout" svg:x1="2cm" svg:y1="1.6cm" svg:x2="3.1cm" svg:y2="1.6cm">
          <text:p/>
        </draw:line>
        <draw:custom-shape draw:style-name="gr2" draw:text-style-name="P2" draw:layer="layout" svg:width="0.9cm" svg:height="0.9cm" svg:x="4.7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3.6cm" svg:y1="1.6cm" svg:x2="4.7cm" svg:y2="1.6cm">
          <text:p/>
        </draw:line>
        <draw:line draw:style-name="gr4" draw:text-style-name="P4" draw:layer="layout" svg:x1="5.2cm" svg:y1="1.6cm" svg:x2="6.3cm" svg:y2="1.6cm">
          <text:p/>
        </draw:line>
        <draw:custom-shape draw:style-name="gr2" draw:text-style-name="P2" draw:layer="layout" svg:width="0.9cm" svg:height="0.9cm" svg:x="6.3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.8cm" svg:y1="1.6cm" svg:x2="7.9cm" svg:y2="1.6cm">
          <text:p/>
        </draw:line>
        <draw:custom-shape draw:style-name="gr2" draw:text-style-name="P2" draw:layer="layout" svg:width="0.9cm" svg:height="0.9cm" svg:x="9.8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0.3cm" svg:y1="1.6cm" svg:x2="11.4cm" svg:y2="1.6cm">
          <text:p/>
        </draw:line>
        <draw:line draw:style-name="gr4" draw:text-style-name="P4" draw:layer="layout" svg:x1="8.7cm" svg:y1="1.6cm" svg:x2="9.8cm" svg:y2="1.6cm">
          <text:p/>
        </draw:line>
        <draw:line draw:style-name="gr4" draw:text-style-name="P4" draw:layer="layout" svg:x1="3.5cm" svg:y1="3cm" svg:x2="3.5cm" svg:y2="2.1cm">
          <text:p/>
        </draw:line>
        <draw:line draw:style-name="gr4" draw:text-style-name="P4" draw:layer="layout" svg:x1="1.9cm" svg:y1="3cm" svg:x2="1.9cm" svg:y2="2.1cm">
          <text:p/>
        </draw:line>
        <draw:frame draw:style-name="gr5" draw:text-style-name="P6" draw:layer="layout" svg:width="2.2cm" svg:height="0.569cm" svg:x="2.4cm" svg:y="3cm">
          <draw:text-box>
            <text:p text:style-name="P5"><text:span text:style-name="T1">MyVerte</text:span><text:span text:style-name="T1">xList</text:span></text:p>
          </draw:text-box>
        </draw:frame>
        <draw:frame draw:style-name="gr5" draw:text-style-name="P6" draw:layer="layout" svg:width="2.2cm" svg:height="0.569cm" svg:x="0.8cm" svg:y="3cm">
          <draw:text-box>
            <text:p text:style-name="P5"><text:span text:style-name="T1">Inse</text:span><text:span text:style-name="T1">rted</text:span></text:p>
          </draw:text-box>
        </draw:frame>
        <draw:frame draw:style-name="gr6" draw:text-style-name="P8" draw:layer="layout" svg:width="12.1cm" svg:height="5.453cm" svg:x="0cm" svg:y="3.6cm">
          <draw:text-box>
            <text:p text:style-name="P7"><text:span text:style-name="T2">BlueRul</text:span><text:span text:style-name="T2">e: </text:span><text:span text:style-name="T3">traverse</text:span><text:span text:style-name="T3">s </text:span><text:span text:style-name="T3">MyVerte</text:span><text:span text:style-name="T3">xList </text:span><text:span text:style-name="T3">linearly </text:span><text:span text:style-name="T3">and </text:span><text:span text:style-name="T3">compare</text:span><text:span text:style-name="T3">s </text:span><text:span text:style-name="T4">Inserted</text:span><text:span text:style-name="T3"> </text:span><text:span text:style-name="T3">vertex </text:span><text:span text:style-name="T3">against </text:span><text:span text:style-name="T3">all </text:span><text:span text:style-name="T3">vertices </text:span><text:span text:style-name="T3">in the </text:span><text:span text:style-name="T3">list</text:span><text:span text:style-name="T4">. </text:span><text:span text:style-name="T5">Finds the </text:span><text:span text:style-name="T5">vertex </text:span><text:span text:style-name="T5">with </text:span><text:span text:style-name="T5">either </text:span><text:span text:style-name="T5">minimum </text:span><text:span text:style-name="T5">distance </text:span><text:span text:style-name="T5">from </text:span><text:span text:style-name="T5">Inserted </text:span><text:span text:style-name="T5">vertex or </text:span><text:span text:style-name="T5">with the </text:span><text:span text:style-name="T5">minimum </text:span><text:span text:style-name="T5">distance </text:span><text:span text:style-name="T5">recorded </text:span><text:span text:style-name="T5">so far for </text:span><text:span text:style-name="T5">that </text:span><text:span text:style-name="T5">vertex </text:span><text:span text:style-name="T5">and </text:span><text:span text:style-name="T5">returns it </text:span><text:span text:style-name="T5">out of </text:span><text:span text:style-name="T5">BlueRule</text:span><text:span text:style-name="T5">() to be </text:span><text:span text:style-name="T5">the next </text:span><text:span text:style-name="T5">Inserted </text:span><text:span text:style-name="T5">vertex. </text:span><text:span text:style-name="T5">For all </text:span><text:span text:style-name="T5">vertices </text:span><text:span text:style-name="T5">algorithm </text:span><text:span text:style-name="T5">records </text:span><text:span text:style-name="T5">the </text:span><text:span text:style-name="T5">minimum </text:span><text:span text:style-name="T5">discover</text:span><text:span text:style-name="T5">ed </text:span><text:span text:style-name="T5">distance</text:span><text:span text:style-name="T5">s.</text:span><text:span text:style-name="T4"> <text:s/></text:span></text:p>
            <text:p text:style-name="P7"><text:span text:style-name="T4"/></text:p>
            <text:p text:style-name="P7"><text:span text:style-name="T5">if </text:span><text:span text:style-name="T5">(distance</text:span><text:span text:style-name="T5">(Inserted</text:span><text:span text:style-name="T5">, vertex) </text:span><text:span text:style-name="T5">&lt; </text:span><text:span text:style-name="T5">min_dist) </text:span><text:span text:style-name="T5">{</text:span></text:p>
            <text:p text:style-name="P7"><text:span text:style-name="T5"><text:tab/></text:span><text:span text:style-name="T5">min_dist </text:span><text:span text:style-name="T5">= </text:span><text:span text:style-name="T5">distance(</text:span><text:span text:style-name="T5">Inserted, </text:span><text:span text:style-name="T5">vertex);</text:span></text:p>
            <text:p text:style-name="P7"><text:span text:style-name="T5"><text:tab/></text:span><text:span text:style-name="T5">ret = </text:span><text:span text:style-name="T5">vertex</text:span></text:p>
            <text:p text:style-name="P7"><text:span text:style-name="T5"><text:tab/></text:span><text:span text:style-name="T5">vertex.mi</text:span><text:span text:style-name="T5">n_dist = </text:span><text:span text:style-name="T5">min_dist;</text:span></text:p>
            <text:p text:style-name="P7"><text:span text:style-name="T5">}</text:span></text:p>
            <text:p text:style-name="P7"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7T19:03:34.389151136</meta:creation-date>
    <dc:date>2020-01-10T12:18:24.152796311</dc:date>
    <meta:editing-duration>P1DT22H52M55S</meta:editing-duration>
    <meta:editing-cycles>7</meta:editing-cycles>
    <meta:generator>LibreOffice/6.1.4.2$Linux_X86_64 LibreOffice_project/10$Build-2</meta:generator>
    <meta:document-statistic meta:object-count="17"/>
  </office:meta>
</office:document-meta>
</file>